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1cm"/>
    </style:style>
    <style:style style:name="pr4" style:family="presentation" style:parent-style-name="oms-title">
      <style:graphic-properties draw:fill-color="#ffffff" fo:min-height="3.257cm"/>
    </style:style>
    <style:style style:name="pr5" style:family="presentation" style:parent-style-name="oms-outline1">
      <style:graphic-properties draw:fill-color="#ffffff" fo:min-height="12.98cm"/>
    </style:style>
    <style:style style:name="pr6" style:family="presentation" style:parent-style-name="oms-notes">
      <style:graphic-properties draw:fill-color="#ffffff" fo:min-height="11.16cm"/>
    </style:style>
    <style:style style:name="pr7" style:family="presentation" style:parent-style-name="oms-outline1" style:list-style-name="L4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4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4.8cm" fo:margin-right="0cm" text:enable-numbering="false" fo:text-indent="-0.6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color="#000080" fo:font-size="32pt" fo:font-weight="bold" style:font-size-asian="24pt" style:font-size-complex="24pt"/>
    </style:style>
    <style:style style:name="T8" style:family="text">
      <style:text-properties fo:color="#800000" fo:font-size="32pt" fo:font-weight="bold" style:font-size-asian="24pt" style:font-size-complex="24pt"/>
    </style:style>
    <style:style style:name="T9" style:family="text">
      <style:text-properties fo:font-size="28pt"/>
    </style:style>
    <style:style style:name="T10" style:family="text">
      <style:text-properties fo:font-size="28pt" fo:font-weight="bold"/>
    </style:style>
    <style:style style:name="T11" style:family="text">
      <style:text-properties fo:font-family="'Bitstream Vera Sans Mono'" style:font-family-generic="swiss" style:font-pitch="fixed" fo:font-size="28pt"/>
    </style:style>
    <style:style style:name="T12" style:family="text">
      <style:text-properties fo:color="#800000" fo:font-size="28pt" fo:font-weight="bold"/>
    </style:style>
    <style:style style:name="T13" style:family="text">
      <style:text-properties fo:color="#800000" fo:font-size="28pt" fo:font-style="italic" fo:font-weight="bold"/>
    </style:style>
    <style:style style:name="T14" style:family="text">
      <style:text-properties fo:color="#800000" style:text-position="sub 58%" fo:font-size="28pt" fo:font-style="italic" fo:font-weight="bold" style:font-size-asian="24pt" style:font-size-complex="24pt"/>
    </style:style>
    <style:style style:name="T15" style:family="text">
      <style:text-properties fo:font-size="28pt" fo:font-style="italic"/>
    </style:style>
    <style:style style:name="T16" style:family="text">
      <style:text-properties fo:font-size="36pt"/>
    </style:style>
    <style:style style:name="T17" style:family="text">
      <style:text-properties fo:font-size="36pt" fo:font-style="italic"/>
    </style:style>
    <style:style style:name="T18" style:family="text">
      <style:text-properties fo:font-family="'Bitstream Vera Sans Mono'" style:font-family-generic="swiss" style:font-pitch="fixed"/>
    </style:style>
    <style:style style:name="T19" style:family="text">
      <style:text-properties fo:font-family="Albany" style:font-family-generic="swiss"/>
    </style:style>
    <style:style style:name="T20" style:family="text">
      <style:text-properties fo:font-size="28pt" fo:font-style="italic" fo:font-weight="bold"/>
    </style:style>
    <style:style style:name="T21" style:family="text">
      <style:text-properties fo:font-size="26pt"/>
    </style:style>
    <style:style style:name="T22" style:family="text">
      <style:text-properties fo:font-size="26pt" fo:font-style="italic"/>
    </style:style>
    <style:style style:name="T23" style:family="text">
      <style:text-properties fo:font-size="24pt" fo:font-style="italic"/>
    </style:style>
    <style:style style:name="T24" style:family="text">
      <style:text-properties fo:font-size="24pt" fo:font-style="italic" style:text-underline-style="solid" style:text-underline-width="auto" style:text-underline-color="font-color"/>
    </style:style>
    <style:style style:name="T25" style:family="text">
      <style:text-properties fo:color="#800000" fo:font-weight="bold"/>
    </style:style>
    <style:style style:name="T26" style:family="text">
      <style:text-properties fo:color="#800000"/>
    </style:style>
    <style:style style:name="T27" style:family="text">
      <style:text-properties fo:color="#000000" fo:font-size="32pt" fo:font-weight="normal" style:font-size-asian="24pt" style:font-size-complex="24pt"/>
    </style:style>
    <style:style style:name="T28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9" style:family="text">
      <style:text-properties fo:font-size="26pt" fo:font-style="normal"/>
    </style:style>
    <style:style style:name="T30" style:family="text">
      <style:text-properties fo:font-size="26pt" fo:font-style="italic" fo:font-weight="normal"/>
    </style:style>
    <style:style style:name="T31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2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3" style:family="text">
      <style:text-properties fo:font-family="Albany" style:font-family-generic="swiss" fo:font-size="26pt" fo:font-style="italic"/>
    </style:style>
    <style:style style:name="T34" style:family="text">
      <style:text-properties fo:font-size="26pt" fo:font-style="italic" fo:font-weight="bold"/>
    </style:style>
    <style:style style:name="T35" style:family="text">
      <style:text-properties fo:font-family="Albany" style:font-family-generic="swiss" fo:font-size="26pt" fo:font-style="normal"/>
    </style:style>
    <style:style style:name="T36" style:family="text">
      <style:text-properties fo:font-family="Albany" style:font-family-generic="swiss" fo:font-size="26pt" fo:font-style="italic" fo:font-weight="normal"/>
    </style:style>
    <style:style style:name="T37" style:family="text">
      <style:text-properties style:text-position="sub 58%" fo:font-size="28pt" fo:font-style="italic" fo:font-weight="normal"/>
    </style:style>
    <style:style style:name="T38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size="28pt" fo:font-style="normal"/>
    </style:style>
    <style:style style:name="T40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2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3" style:family="text">
      <style:text-properties fo:font-size="32pt"/>
    </style:style>
    <style:style style:name="T44" style:family="text">
      <style:text-properties fo:font-family="'Bitstream Vera Sans Mono'" style:font-family-generic="swiss" style:font-pitch="fixed" fo:font-size="32pt"/>
    </style:style>
    <style:style style:name="T45" style:family="text">
      <style:text-properties fo:color="#800000" fo:font-family="'Bitstream Vera Sans Mono'" style:font-family-generic="swiss" style:font-pitch="fixed" fo:font-size="24pt" fo:font-weight="bold"/>
    </style:style>
    <style:style style:name="T46" style:family="text">
      <style:text-properties fo:font-family="'Bitstream Vera Sans Mono'" style:font-family-generic="swiss" style:font-pitch="fixed" fo:font-size="24pt" fo:font-weight="bold"/>
    </style:style>
    <style:style style:name="T47" style:family="text">
      <style:text-properties fo:font-style="italic"/>
    </style:style>
    <style:style style:name="T48" style:family="text">
      <style:text-properties fo:font-style="normal"/>
    </style:style>
    <style:style style:name="T49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0" style:family="text">
      <style:text-properties style:text-position="super 58%" fo:font-size="32pt"/>
    </style:style>
    <style:style style:name="T51" style:family="text">
      <style:text-properties style:text-underline-style="solid" style:text-underline-width="auto" style:text-underline-color="font-color" fo:font-weight="bold"/>
    </style:style>
    <style:style style:name="T52" style:family="text">
      <style:text-properties fo:font-weight="normal"/>
    </style:style>
    <style:style style:name="T53" style:family="text">
      <style:text-properties fo:font-family="'Bitstream Vera Sans Mono'" style:font-family-generic="swiss" style:font-pitch="fixed" fo:font-size="28pt" fo:font-weight="bold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color="#800000" fo:font-family="'Bitstream Vera Sans Mono'" style:font-family-generic="swiss" style:font-pitch="fixed" fo:font-size="28pt" fo:font-weight="bold"/>
    </style:style>
    <style:style style:name="T57" style:family="text">
      <style:text-properties fo:color="#000000" fo:font-size="32pt"/>
    </style:style>
    <style:style style:name="T58" style:family="text">
      <style:text-properties fo:font-family="'Bitstream Vera Sans Mono'" style:font-family-generic="swiss" style:font-pitch="fixed" fo:font-weight="normal"/>
    </style:style>
    <style:style style:name="T59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6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4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4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4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4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4"><text:span text:style-name="T5">www.inkcartridgesworld.com/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4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4"><text:span text:style-name="T5">www.nzelectricity.co.nz/H9glossary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4"><text:span text:style-name="T5">www.tsgc.utexas.edu/stars/glossary1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4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7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7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5cm" svg:x="4cm" svg:y="10cm">
          <text:p text:style-name="P8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Determining the properties of the sky and the instrument with sufficient accuracy.</text:p>
              </text:list-item>
            </text:list>
            <text:list text:style-name="L2">
              <text:list-item>
                <text:p text:style-name="P11">“Taking out” (as much as possible) instrumental corruptions.</text:p>
              </text:list-item>
            </text:list>
            <text:list text:style-name="L2">
              <text:list-item>
                <text:p text:style-name="P11">Subtracting known sources</text:p>
              </text:list-item>
            </text:list>
            <text:list text:style-name="L2">
              <text:list-item>
                <text:p text:style-name="P11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Fit to observed visibilities</text:p>
              </text:list-item>
            </text:list>
            <text:list text:style-name="L5">
              <text:list-item>
                <text:list>
                  <text:list-item>
                    <text:p text:style-name="P12">solving for parameters of the sky and/or the instrument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7"><text:s/></text:span><text:span text:style-name="T8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5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The </text:span><text:span text:style-name="T10">Meq.MatrixInvert22</text:span><text:span text:style-name="T9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A </text:span><text:span text:style-name="T10">Meq.Spigot</text:span><text:span text:style-name="T9"> reads data from the MS.</text:span></text:p>
              </text:list-item>
            </text:list>
            <text:list text:style-name="L2">
              <text:list-item>
                <text:p text:style-name="P11"><text:span text:style-name="T9">See </text:span><text:span text:style-name="T11">ME3/demo1-correct-gains.py</text:span><text:span text:style-name="T9">.</text:span></text:p>
              </text:list-item>
            </text:list>
            <text:list text:style-name="L2">
              <text:list-item>
                <text:p text:style-name="P4"><text:span text:style-name="T9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9"><text:s/></text:span><text:span text:style-name="T9"><text:tab/></text:span><text:span text:style-name="T12">(fix </text:span><text:span text:style-name="T13">a</text:span><text:span text:style-name="T14">p</text:span><text:span text:style-name="T12">=</text:span><text:span text:style-name="T13">p</text:span><text:span text:style-name="T12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<text:span text:style-name="T9">Run </text:span><text:span text:style-name="T11">ME3/demo1</text:span><text:span text:style-name="T9"> on this MS, write to the CORRECTED_DATA column, make an </text:span><text:span text:style-name="T15">IQUV</text:span><text:span text:style-name="T9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Re-run ME1 exercise 2 to produce an MS with instrumental polarization and alt-az mounts</text:span><text:span text:style-name="T9"><text:line-break/></text:span><text:span text:style-name="T9"> </text:span><text:span text:style-name="T9"><text:tab/></text:span><text:span text:style-name="T12">(fix </text:span><text:span text:style-name="T13">a</text:span><text:span text:style-name="T14">p</text:span><text:span text:style-name="T12">=</text:span><text:span text:style-name="T13">p</text:span><text:span text:style-name="T12">*1e-10)</text:span></text:p>
              </text:list-item>
            </text:list>
            <text:list text:style-name="L2">
              <text:list-item>
                <text:p text:style-name="P11"><text:span text:style-name="T9">Make an per-channel IQUV map of the DATA column</text:span></text:p>
              </text:list-item>
            </text:list>
            <text:list text:style-name="L2">
              <text:list-item>
                <text:p text:style-name="P11"><text:span text:style-name="T9">Modify </text:span><text:span text:style-name="T11">ME3/demo1</text:span><text:span text:style-name="T9"> to correct for P.A. as well</text:span></text:p>
              </text:list-item>
            </text:list>
            <text:list text:style-name="L2">
              <text:list-item>
                <text:p text:style-name="P11"><text:span text:style-name="T9">Write corrections to CORRECTED_DATA</text:span></text:p>
              </text:list-item>
            </text:list>
            <text:list text:style-name="L2">
              <text:list-item>
                <text:p text:style-name="P11"><text:span text:style-name="T9">Make an </text:span><text:span text:style-name="T15">IQUV</text:span><text:span text:style-name="T9"> channel map of the CORRECTED_DATA column</text:span></text:p>
              </text:list-item>
            </text:list>
            <text:list text:style-name="L2">
              <text:list-item>
                <text:p text:style-name="P11"><text:span text:style-name="T9">Did you get the original, uncorrupted point source back? (</text:span><text:span text:style-name="T15">I</text:span><text:span text:style-name="T9">=1 Jy, </text:span><text:span text:style-name="T15">Q</text:span><text:span text:style-name="T9">=.2 Jy, </text:span><text:span text:style-name="T15">U=V=</text:span><text:span text:style-name="T9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6">So, Is There Always Such A Beast As “Corrected” </text:span><text:span text:style-name="T17">uv-</text:span><text:span text:style-name="T16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text-style-name="P11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1">Take our old <text:span text:style-name="T18">ME2/demo-30-190.M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9"><text:s/></text:span><text:span text:style-name="T19">this should contain ionospheric corruptions from ME2/demo-iono.py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9"><text:s/></text:span><text:span text:style-name="T19">look up the last parameters you used in ME2/.tdl.conf.</text:span></text:p>
                  </text:list-item>
                </text:list>
              </text:list-item>
            </text:list>
            <text:list text:style-name="L2">
              <text:list-item>
                <text:p text:style-name="P11">Modify <text:span text:style-name="T18">ME2/demo-iono.py</text:span> to take the ionosphere back out, write results to the CORRECTED_DATA column.</text:p>
              </text:list-item>
            </text:list>
            <text:list text:style-name="L2">
              <text:list-item>
                <text:p text:style-name="P11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0">NO!</text:span></text:p>
              </text:list-item>
            </text:list>
            <text:list text:style-name="L2">
              <text:list-item>
                <text:p text:style-name="P11"><text:span text:style-name="T15">uv</text:span><text:span text:style-name="T9">-plane effects (the </text:span><text:span text:style-name="T20">G</text:span><text:span text:style-name="T9">s) can be taken out.</text:span></text:p>
              </text:list-item>
            </text:list>
            <text:list text:style-name="L2">
              <text:list-item>
                <text:p text:style-name="P11"><text:span text:style-name="T9">Image-plane effects correspond to convolution in the </text:span><text:span text:style-name="T15">uv</text:span><text:span text:style-name="T9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1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...and with each baseline's </text:span><text:span text:style-name="T22">uv</text:span><text:span text:style-name="T21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1"/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23">(Note: Bhatnagar et al. (EVLA Memo 100) suggest a method for </text:span><text:span text:style-name="T24">approximate</text:span><text:span text:style-name="T23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5">uv-</text:span><text:span text:style-name="T9">data can only be “corrected” for a single point on the sky.</text:span></text:p>
              </text:list-item>
            </text:list>
            <text:list text:style-name="L2">
              <text:list-item>
                <text:p text:style-name="P11"><text:span text:style-name="T9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4" draw:layer="layout" svg:width="23.912cm" svg:height="12.98cm" svg:x="2.058cm" svg:y="5.838cm" presentation:class="outline" presentation:user-transformed="true">
          <draw:text-box>
            <text:list text:style-name="L4" text:continue-numbering="true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we know this, this i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pan text:style-name="T25"><text:s/></text:span><text:span text:style-name="T25">Fit to observed visibiliti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6">solving for parameters of sky and/or instrument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27"><text:s/></text:span><text:span text:style-name="T27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4"><text:span text:style-name="T21">A tree evaluating any </text:span><text:span text:style-name="T22">m(t,</text:span><text:span text:style-name="T28"></text:span><text:span text:style-name="T22">) </text:span><text:span text:style-name="T29">also depends on values of parameters up in the tree. We write this as: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m</text:span><text:span text:style-name="T22">(t,</text:span><text:span text:style-name="T31"></text:span><text:span text:style-name="T32">;a,b,...</text:span><text:span text:style-name="T33">)</text:span></text:p>
              </text:list-item>
            </text:list>
            <text:list text:style-name="L2">
              <text:list-item>
                <text:p text:style-name="P4"><text:span text:style-name="T21">Imagine a “magic” constant node </text:span><text:span text:style-name="T34">a</text:span><text:span text:style-name="T29"> that returns not one, but two values: </text:span><text:span text:style-name="T22">a</text:span><text:span text:style-name="T29"> and </text:span><text:span text:style-name="T22">a+</text:span><text:span text:style-name="T28"></text:span><text:span text:style-name="T22">a</text:span><text:span text:style-name="T29">.</text:span></text:p>
              </text:list-item>
            </text:list>
            <text:list text:style-name="L2">
              <text:list-item>
                <text:p text:style-name="P4"><text:span text:style-name="T29">Its parent, </text:span><text:span text:style-name="T22">f</text:span><text:span text:style-name="T29">, then returns </text:span><text:span text:style-name="T22">f(a)</text:span><text:span text:style-name="T29"> and </text:span><text:span text:style-name="T22">f(a+</text:span><text:span text:style-name="T31"></text:span><text:span text:style-name="T22">a)...</text:span></text:p>
              </text:list-item>
            </text:list>
            <text:list text:style-name="L2">
              <text:list-item>
                <text:p text:style-name="P4"><text:span text:style-name="T29">...and at the bottom we get </text:span><text:span text:style-name="T30">m</text:span><text:span text:style-name="T22">(t,</text:span><text:span text:style-name="T31"></text:span><text:span text:style-name="T32">;a</text:span><text:span text:style-name="T33">)</text:span><text:span text:style-name="T35"> and </text:span><text:span text:style-name="T36">m</text:span><text:span text:style-name="T33">(t,</text:span><text:span text:style-name="T31"></text:span><text:span text:style-name="T32">;a+</text:span><text:span text:style-name="T31"></text:span><text:span text:style-name="T32">a</text:span><text:span text:style-name="T33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12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aijke's Solver Demos/Exercies</text:p>
          </draw:text-box>
        </draw:frame>
        <draw:frame presentation:style-name="pr5" draw:text-style-name="P11" draw:layer="layout" svg:width="23.912cm" svg:height="12.98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2" draw:text-style-name="P21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11"><text:span text:style-name="T9">A model tree computes corrupted visibilities </text:span><text:span text:style-name="T20">X</text:span><text:span text:style-name="T37">pq</text:span><text:span text:style-name="T15">(t,</text:span><text:span text:style-name="T38"></text:span><text:span text:style-name="T15">)</text:span></text:p>
              </text:list-item>
            </text:list>
            <text:list text:style-name="L2">
              <text:list-item>
                <text:p text:style-name="P11"><text:span text:style-name="T39">Spigots return observed data </text:span><text:span text:style-name="T20">V</text:span><text:span text:style-name="T37">pq</text:span><text:span text:style-name="T15">(t,</text:span><text:span text:style-name="T38"></text:span><text:span text:style-name="T15">)</text:span></text:p>
              </text:list-item>
            </text:list>
            <text:list text:style-name="L2">
              <text:list-item>
                <text:p text:style-name="P11"><text:span text:style-name="T39">We can take the difference and form up a </text:span><text:span text:style-name="T40"></text:span><text:span text:style-name="T41">2</text:span><text:span text:style-name="T42"> sum...</text:span></text:p>
              </text:list-item>
            </text:list>
            <text:list text:style-name="L2">
              <text:list-item>
                <text:p text:style-name="P11"><text:span text:style-name="T42">...and try to minimize it w.r.t. the solvable parameters.</text:span></text:p>
              </text:list-item>
            </text:list>
            <text:list text:style-name="L2">
              <text:list-item>
                <text:p text:style-name="P11"><text:span text:style-name="T42">Which is the same as fitting the model to the data, in a least-squares sense.</text:span></text:p>
              </text:list-item>
            </text:list>
            <text:list text:style-name="L2">
              <text:list-item>
                <text:p text:style-name="P11"><text:span text:style-name="T42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12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5" draw:text-style-name="P15" draw:layer="layout" svg:width="25.442cm" svg:height="14.812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43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3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3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3">Significant polarization</text:span></text:p>
              </text:list-item>
            </text:list>
            <text:list text:style-name="L2">
              <text:list-item>
                <text:p text:style-name="P11"><text:span text:style-name="T43">12-hour WSRT observation, 03/08/2000</text:span></text:p>
              </text:list-item>
            </text:list>
            <text:list text:style-name="L2">
              <text:list-item>
                <text:p text:style-name="P11"><text:span text:style-name="T43">64 channels ~ 1.2 Ghz (we use 26)</text:span></text:p>
              </text:list-item>
            </text:list>
            <text:list text:style-name="L2">
              <text:list-item>
                <text:p text:style-name="P11"><text:span text:style-name="T44">3C343.MS</text:span><text:span text:style-name="T43"> pre-processed by Michiel Brentjens</text:span></text:p>
              </text:list-item>
            </text:list>
            <text:list text:style-name="L2">
              <text:list-item>
                <text:p text:style-name="P11"><text:span text:style-name="T43">Pristine copy at:</text:span><text:span text:style-name="T43"><text:line-break/></text:span><text:span text:style-name="T45">(/net/birch)/data/oms/data/3C343-workshop.MS</text:span><text:span text:style-name="T46"><text:line-break/></text:span><text:span text:style-name="T46">(</text:span><text:span text:style-name="T45">/apps/Timba/data</text:span><text:span text:style-name="T46"> on jop0x)</text:span></text:p>
              </text:list-item>
            </text:list>
            <text:list text:style-name="L2">
              <text:list-item>
                <text:p text:style-name="P11"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See <text:span text:style-name="T18">ME3/demo2-3c343.py</text:span><text:span text:style-name="T19">, build the tree but do not run it yet</text:span></text:p>
              </text:list-item>
            </text:list>
            <text:list text:style-name="L2">
              <text:list-item>
                <text:p text:style-name="P11">This uses Meow to construct a model with two point sources</text:p>
              </text:list-item>
            </text:list>
            <text:list text:style-name="L2">
              <text:list-item>
                <text:p text:style-name="P11">I and Q fluxes are <text:span text:style-name="T6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  <text:list text:style-name="L2">
              <text:list-item>
                <text:p text:style-name="P11">The m.e. is:</text:p>
              </text:list-item>
            </text:list>
          </draw:text-box>
        </draw:frame>
        <draw:frame draw:style-name="gr4" draw:layer="layout" svg:width="20.316cm" svg:height="2.642cm" svg:x="3.684cm" svg:y="16.8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5" draw:text-style-name="P11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I and Q fluxes are set up with a <text:span text:style-name="T47">shape, </text:span><text:span text:style-name="T48">to make them polynomials of frequency</text:span></text:p>
              </text:list-item>
            </text:list>
            <text:list text:style-name="L2">
              <text:list-item>
                <text:p text:style-name="P11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6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4">...and estimate derivatives.</text:p>
              </text:list-item>
            </text:list>
            <text:list text:style-name="L2">
              <text:list-item>
                <text:p text:style-name="P4">A <text:span text:style-name="T6">Meq.Solver</text:span> uses these to run an iterative solution</text:p>
              </text:list-item>
            </text:list>
            <text:list text:style-name="L2">
              <text:list-item>
                <text:p text:style-name="P11">A separate solution is run for each tile.</text:p>
              </text:list-item>
            </text:list>
            <text:list text:style-name="L2">
              <text:list-item>
                <text:p text:style-name="P11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Once we have a solution, we want to <text:span text:style-name="T47">apply</text:span> it to the data to generate, e.g., corrected data, or residuals</text:p>
              </text:list-item>
            </text:list>
            <text:list text:style-name="L2">
              <text:list-item>
                <text:p text:style-name="P11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11">A <text:span text:style-name="T6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11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11">Observe plots in bookmarks.</text:p>
              </text:list-item>
            </text:list>
            <text:list text:style-name="L2">
              <text:list-item>
                <text:p text:style-name="P11">We should get <text:span text:style-name="T47">I</text:span> fluxes of ~5.5 and ~1.6, and <text:span text:style-name="T49"></text:span><text:span text:style-name="T50">2 </text:span>of 0.2 - 0.5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4" draw:text-style-name="P1" draw:layer="layout" svg:width="26.5cm" svg:height="3.625cm" svg:x="1cm" svg:y="1.484cm" presentation:class="title" presentation:user-transformed="true">
          <draw:text-box>
            <text:p text:style-name="P1">Step 2: Solving For<text:line-break/>Phases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Flux solutions have been written out to a table (<text:span text:style-name="T18">3C343.MS/sources.mep</text:span>)</text:p>
              </text:list-item>
            </text:list>
            <text:list text:style-name="L2">
              <text:list-item>
                <text:p text:style-name="P11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11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3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Exercise 3, Continued</text:p>
          </draw:text-box>
        </draw:frame>
        <draw:frame presentation:style-name="pr13" draw:text-style-name="P22" draw:layer="layout" svg:width="23.912cm" svg:height="13.08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21">Set tile size to 1 (i.e. a separate phase solution for every timeslot)</text:span></text:p>
              </text:list-item>
            </text:list>
            <text:list text:style-name="L2">
              <text:list-item>
                <text:p text:style-name="P11"><text:span text:style-name="T21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Run the tree</text:span></text:p>
              </text:list-item>
            </text:list>
            <text:list text:style-name="L2">
              <text:list-item>
                <text:p text:style-name="P11"><text:span text:style-name="T21">Complete MS would take too long, but you can verify correctness by tracking </text:span><text:span text:style-name="T49"></text:span><text:span text:style-name="T50">2</text:span><text:span text:style-name="T21">, which should get smaller.</text:span></text:p>
              </text:list-item>
            </text:list>
            <text:list text:style-name="L2">
              <text:list-item>
                <text:p text:style-name="P11"><text:span text:style-name="T21">Look also at the residuals.</text:span></text:p>
              </text:list-item>
            </text:list>
            <text:list text:style-name="L2">
              <text:list-item>
                <text:p text:style-name="P11"><text:span text:style-name="T21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Most solve trees look similar, and involve a lot of housekeeping.</text:p>
              </text:list-item>
            </text:list>
            <text:list text:style-name="L2">
              <text:list-item>
                <text:p text:style-name="P11">...which is usually all the same.</text:p>
              </text:list-item>
            </text:list>
            <text:list text:style-name="L2">
              <text:list-item>
                <text:p text:style-name="P11">Sounds like a job for a framework.</text:p>
              </text:list-item>
            </text:list>
            <text:list text:style-name="L2">
              <text:list-item>
                <text:p text:style-name="P11"><text:span text:style-name="T6">Meow.StdTrees</text:span> implements a standard solver tree (among other things)</text:p>
              </text:list-item>
            </text:list>
            <text:list text:style-name="L2">
              <text:list-item>
                <text:p text:style-name="P11">See <text:span text:style-name="T18">ME3/demo3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51">DO</text:span> Try This At Home</text:p>
          </draw:text-box>
        </draw:frame>
        <draw:frame presentation:style-name="pr5" draw:text-style-name="P11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We'll try to do a “complete” calibration</text:p>
              </text:list-item>
            </text:list>
            <text:list text:style-name="L2">
              <text:list-item>
                <text:p text:style-name="P11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11">I'll run it myself</text:p>
              </text:list-item>
            </text:list>
            <text:list text:style-name="L2">
              <text:list-item>
                <text:p text:style-name="P11">Please load up and study the tree and script, but don't execute anything.</text:p>
              </text:list-item>
            </text:list>
            <text:list text:style-name="L2">
              <text:list-item>
                <text:p text:style-name="P4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We form up a predict tree as before</text:p>
              </text:list-item>
            </text:list>
            <text:list text:style-name="L2">
              <text:list-item>
                <text:p text:style-name="P11">We then create a standard <text:span text:style-name="T6">SolveTree</text:span> based on our predict tree</text:p>
              </text:list-item>
            </text:list>
            <text:list text:style-name="L2">
              <text:list-item>
                <text:p text:style-name="P11">We give it inputs (the spigots), and we get back outputs (the residuals)</text:p>
              </text:list-item>
            </text:list>
            <text:list text:style-name="L2">
              <text:list-item>
                <text:p text:style-name="P11">We correct the residuals</text:p>
              </text:list-item>
            </text:list>
            <text:list text:style-name="L2">
              <text:list-item>
                <text:p text:style-name="P11">...add a few visualizers</text:p>
              </text:list-item>
            </text:list>
            <text:list text:style-name="L2">
              <text:list-item>
                <text:p text:style-name="P11">And feed the residuals to sinks</text:p>
              </text:list-item>
            </text:list>
            <text:list text:style-name="L2">
              <text:list-item>
                <text:p text:style-name="P11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5" draw:text-style-name="P11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11">The problem: we use something like Meow to form up trees</text:p>
              </text:list-item>
            </text:list>
            <text:list text:style-name="L2">
              <text:list-item>
                <text:p text:style-name="P11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11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5" draw:text-style-name="P11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47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11">In this case matching the given <text:span text:style-name="T6">tags</text:span><text:span text:style-name="T52">.</text:span></text:p>
              </text:list-item>
            </text:list>
            <text:list text:style-name="L2">
              <text:list-item>
                <text:p text:style-name="P11"><text:span text:style-name="T52">When Meow creates Meq.Parms, it tags them, following a certain convention</text:span></text:p>
              </text:list-item>
            </text:list>
            <text:list text:style-name="L2">
              <text:list-item>
                <text:p text:style-name="P11"><text:span text:style-name="T52"><text:s/></text:span><text:span text:style-name="T53">predict.search(tags=”flux solvable”)</text:span><text:span text:style-name="T54"> </text:span><text:span text:style-name="T52"><text:line-break/></text:span><text:span text:style-name="T52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At the top level, we don't need to know any details about which Meq.Parms our tree has</text:p>
              </text:list-item>
            </text:list>
            <text:list text:style-name="L2">
              <text:list-item>
                <text:p text:style-name="P11">...we just need to know the tagging convention</text:p>
              </text:list-item>
            </text:list>
            <text:list text:style-name="L2">
              <text:list-item>
                <text:p text:style-name="P11">We then have a generic mechanism for finding “interesting” sets of nodes</text:p>
              </text:list-item>
            </text:list>
            <text:list text:style-name="L2">
              <text:list-item>
                <text:p text:style-name="P11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5" draw:text-style-name="P11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11">Note how the “TDL Exec” menu now has separate sub-menus for different kinds of solutions</text:p>
              </text:list-item>
            </text:list>
            <text:list text:style-name="L2">
              <text:list-item>
                <text:p text:style-name="P11">These are set up by SolveTree.define_solve_job()</text:p>
              </text:list-item>
            </text:list>
            <text:list text:style-name="L2">
              <text:list-item>
                <text:p text:style-name="P11">Each kind of solution can have its own set of solver options, tiling, etc.</text:p>
              </text:list-item>
            </text:list>
            <text:list text:style-name="L2">
              <text:list-item>
                <text:p text:style-name="P11">We now clear out the old solutions, and solve for fluxes anew</text:p>
              </text:list-item>
            </text:list>
            <text:list text:style-name="L2">
              <text:list-item>
                <text:p text:style-name="P11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Fluxes are underestimated (5.3, 1.6 Jy) because phases are unaligned</text:span></text:p>
              </text:list-item>
            </text:list>
            <text:list text:style-name="L2">
              <text:list-item>
                <text:p text:style-name="P11"><text:span text:style-name="T9">We now solve for phases, using the current flux solution</text:span></text:p>
              </text:list-item>
            </text:list>
            <text:list text:style-name="L2">
              <text:list-item>
                <text:p text:style-name="P11"><text:span text:style-name="T9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11"><text:span text:style-name="T9">Observe residuals and G inspectors as we go along</text:span></text:p>
              </text:list-item>
            </text:list>
            <text:list text:style-name="L2">
              <text:list-item>
                <text:p text:style-name="P11"><text:span text:style-name="T9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11"><text:span text:style-name="T9">Note that at no stage is the </text:span><text:span text:style-name="T55">input</text:span><text:span text:style-name="T9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11"><text:span text:style-name="T9">This time we get higher flux solutions.</text:span></text:p>
              </text:list-item>
            </text:list>
            <text:list text:style-name="L2">
              <text:list-item>
                <text:p text:style-name="P11"><text:span text:style-name="T9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5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11"><text:span text:style-name="T9">Observe G inspector.</text:span></text:p>
              </text:list-item>
            </text:list>
            <text:list text:style-name="L2">
              <text:list-item>
                <text:p text:style-name="P11"><text:span text:style-name="T9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11"><text:span text:style-name="T9">Conjecture: the off-center gain varies differently from the on-center gain. Track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Step 5: 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11">Refer to <text:span text:style-name="T18">ME3/demo4-meeeow343.py</text:span></text:p>
              </text:list-item>
            </text:list>
            <text:list text:style-name="L2">
              <text:list-item>
                <text:p text:style-name="P11"><text:span text:style-name="T19">We have added an E-Jones term for off-center (differential) gain</text:span></text:p>
              </text:list-item>
            </text:list>
            <text:list text:style-name="L2">
              <text:list-item>
                <text:p text:style-name="P11"><text:span text:style-name="T19">We now solve for G and E amplitudes simultaneously</text:span></text:p>
              </text:list-item>
            </text:list>
            <text:list text:style-name="L2">
              <text:list-item>
                <text:p text:style-name="P11"><text:span text:style-name="T19">Observe the E inspector</text:span></text:p>
              </text:list-item>
            </text:list>
            <text:list text:style-name="L2">
              <text:list-item>
                <text:p text:style-name="P11"><text:span text:style-name="T19">Observe map – 3C343 is almost gone!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11">By rerunning our flux and G phase solutions, we can completely eliminate both sources</text:p>
              </text:list-item>
            </text:list>
            <text:list text:style-name="L2">
              <text:list-item>
                <text:p text:style-name="P11"><text:span text:style-name="T19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11"><text:span text:style-name="T19">This is essentially the “major cycle”</text:span></text:p>
              </text:list-item>
            </text:list>
            <text:list text:style-name="L2">
              <text:list-item>
                <text:p text:style-name="P11"><text:span text:style-name="T19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In principle anything in the tree can be a solvable parameter</text:p>
              </text:list-item>
            </text:list>
            <text:list text:style-name="L2">
              <text:list-item>
                <text:p text:style-name="P11">...and can be attempted to be solved for (given enough data)</text:p>
              </text:list-item>
            </text:list>
            <text:list text:style-name="L2">
              <text:list-item>
                <text:p text:style-name="P11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11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11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11">Let's try to calibrate for the simulated ionosphere we produced before</text:p>
              </text:list-item>
            </text:list>
            <text:list text:style-name="L2">
              <text:list-item>
                <text:p text:style-name="P11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11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11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11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11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4">We'll simulate TIDs in <text:span text:style-name="T47">x</text:span> and <text:span text:style-name="T47">y</text:span></text:p>
              </text:list-item>
            </text:list>
            <text:list text:style-name="L2">
              <text:list-item>
                <text:p text:style-name="P11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56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6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57">(</text:span><text:span text:style-name="T56">/apps/Timba/data</text:span><text:span text:style-name="T57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5" draw:text-style-name="P11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11">Load up <text:span text:style-name="T58">ME3/demo5-iono-cal.py</text:span><text:span text:style-name="T58"><text:line-break/></text:span><text:span text:style-name="T59">(use “Load TDL script” or Ctrl+L)</text:span></text:p>
              </text:list-item>
            </text:list>
            <text:list text:style-name="L2">
              <text:list-item>
                <text:p text:style-name="P11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4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5" draw:text-style-name="P11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11">Details of the MIM are hidden inside mims.py, we could in principle add other models there</text:p>
              </text:list-item>
            </text:list>
            <text:list text:style-name="L2">
              <text:list-item>
                <text:p text:style-name="P11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5" draw:text-style-name="P11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11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11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00:34:31</dc:date>
    <meta:print-date>2006-10-16T20:42:10</meta:print-date>
    <dc:language>en-US</dc:language>
    <meta:editing-cycles>98</meta:editing-cycles>
    <meta:editing-duration>P16DT2H33M20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1</math:mi>
            </math:msub>
          </math:mrow>
          <math:msub>
            <math:mstyle math:fontweight="bold">
              <math:mrow>
                <math:mi>B</math:mi>
              </math:mrow>
            </math:mstyle>
            <math:mn>1</math:mn>
          </math:msub>
          <math:mrow>
            <math:msubsup>
              <math:mstyle math:fontweight="bold">
                <math:mrow>
                  <math:mi>K</math:mi>
                </math:mrow>
              </math:mstyle>
              <math:mi math:fontstyle="italic">q1</math:mi>
              <math:mo math:stretchy="false">†</math:mo>
            </math:msubsup>
            <math:mo math:stretchy="false">+</math:mo>
            <math:msub>
              <math:mstyle math:fontweight="bold">
                <math:mrow>
                  <math:mi>K</math:mi>
                </math:mrow>
              </math:mstyle>
              <math:mi math:fontstyle="italic">p2</math:mi>
            </math:msub>
          </math:mrow>
          <math:msub>
            <math:mstyle math:fontweight="bold">
              <math:mrow>
                <math:mi>B</math:mi>
              </math:mrow>
            </math:mstyle>
            <math:mn>2</math:mn>
          </math:msub>
          <math:msubsup>
            <math:mstyle math:fontweight="bold">
              <math:mrow>
                <math:mi>K</math:mi>
              </math:mrow>
            </math:mstyle>
            <math:mi math:fontstyle="italic">q2</math:mi>
            <math:mo math:stretchy="false">†</math:mo>
          </math:msubsup>
          <math:mi>;</math:mi>
          <math:mi/>
          <math:mrow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=</math:mo>
            <math:mfenced math:open="" math:close="">
              <math:mtable>
                <math:mtr>
                  <math:mtd>
                    <math:mrow>
                      <math:msub>
                        <math:mi>I</math:mi>
                        <math:mi>s</math:mi>
                      </math:msub>
                      <math:mo math:stretchy="false">+</math:mo>
                      <math:msub>
                        <math:mi>Q</math:mi>
                        <math:mi>s</math:mi>
                      </math:msub>
                    </math:mrow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sub>
                        <math:mi>I</math:mi>
                        <math:mi>s</math:mi>
                      </math:msub>
                      <math:mo math:stretchy="false">−</math:mo>
                      <math:msub>
                        <math:mi>Q</math:mi>
                        <math:mi>s</math:mi>
                      </math:msub>
                    </math:mrow>
                  </math:mtd>
                </math:mtr>
              </math:mtable>
            </math:mfenced>
          </math:mrow>
        </math:mrow>
      </math:mrow>
    </math:mstyle>
    <math:annotation math:encoding="StarMath 5.0">size 24 { {bold V}_pq = {bold K}_p1{bold B}_1{bold K}^%dagger_q1 + {bold K}_p2{bold B}_2{bold K}^%dagger_q2; ~~
{bold B}_s = left ( matrix{I_s+Q_s # 0 ## 0 # I_s-Q_s } right )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